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table:number-columns-repeated="5"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AP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AP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table:number-columns-repeated="2" office:value-type="string" calcext:value-type="string">
            <text:p>SEVEN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SEVEN</text:p>
          </table:table-cell>
          <table:table-cell table:number-columns-repeated="2"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SEVEN</text:p>
          </table:table-cell>
          <table:table-cell table:number-columns-repeated="2"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SEVEN</text:p>
          </table:table-cell>
          <table:table-cell table:number-columns-repeated="2"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PL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2"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PL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PL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PL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PL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CHE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HE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HE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HE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OLLAR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WILD</text:p>
          </table:table-cell>
          <table:table-cell table:number-columns-repeated="2"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CHERR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HERR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DOLLAR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BANN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WILD</text:p>
          </table:table-cell>
          <table:table-cell table:number-columns-repeated="2"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BAR</text:p>
          </table:table-cell>
          <table:table-cell table:number-columns-repeated="3" office:value-type="string" calcext:value-type="string">
            <text:p>GR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GRAPE</text:p>
          </table:table-cell>
          <table:table-cell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GRAPE</text:p>
          </table:table-cell>
          <table:table-cell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AP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AP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APPL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APPL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CHE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/>
          <table:table-cell office:value-type="string" calcext:value-type="string">
            <text:p>WATERMELON</text:p>
          </table:table-cell>
          <table:table-cell office:value-type="string" calcext:value-type="string">
            <text:p>CHE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WATERMELON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WATERMELON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DOLLAR</text:p>
          </table:table-cell>
          <table:table-cell office:value-type="string" calcext:value-type="string">
            <text:p>B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GRAPE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GRAPE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GRAPE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WATERME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/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/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5:45:32.3187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1:14:05.232089000</meta:creation-date>
    <meta:generator>LibreOffice/5.1.6.2$MacOSX_X86_64 LibreOffice_project/07ac168c60a517dba0f0d7bc7540f5afa45f0909</meta:generator>
    <dc:date>2017-09-15T15:45:53.560388000</dc:date>
    <meta:editing-duration>PT4M1S</meta:editing-duration>
    <meta:editing-cycles>7</meta:editing-cycles>
    <meta:document-statistic meta:table-count="1" meta:cell-count="446" meta:object-count="0"/>
  </office:meta>
</office:document-meta>
</file>